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01in"/>
    </style:style>
    <style:style style:name="co2" style:family="table-column">
      <style:table-column-properties fo:break-before="auto" style:column-width="2.136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ce181e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ddddd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/>
          <table:table-cell table:style-name="ce5" table:number-columns-repeated="2"/>
          <table:table-cell table:style-name="ce8"/>
        </table:table-row>
        <table:table-row table:style-name="ro2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Risk</text:p>
          </table:table-cell>
          <table:table-cell table:style-name="ce2" office:value-type="string" calcext:value-type="string">
            <text:p>Probability of Occurence</text:p>
          </table:table-cell>
          <table:table-cell table:style-name="ce2" office:value-type="string" calcext:value-type="string">
            <text:p>Magnitude of Loss</text:p>
          </table:table-cell>
          <table:table-cell table:style-name="ce2" office:value-type="string" calcext:value-type="string">
            <text:p>Risk Severity Rating</text:p>
          </table:table-cell>
        </table:table-row>
        <table:table-row table:style-name="ro1">
          <table:table-cell/>
          <table:table-cell office:value-type="string" calcext:value-type="string">
            <text:p>Internal Frau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6]*[.D6]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" office:value-type="string" calcext:value-type="string">
            <text:p>External Fraud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C7]*[.D7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Employment Practices and Workplace Safet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Clients, Products, and Business Practices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0" table:formula="of:=[.C9]*[.D9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amage to Physical Asset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10]*[.D10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4" office:value-type="string" calcext:value-type="string">
            <text:p>Business Disruption and System Failure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C11]*[.D11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xecution, Delivery, and Process Managemen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30" calcext:value-type="float">
            <text:p>30</text:p>
          </table:table-cell>
        </table:table-row>
        <calcext:conditional-formats>
          <calcext:conditional-format calcext:target-range-address="Sheet1.E6:Sheet1.E12">
            <calcext:color-scale>
              <calcext:color-scale-entry calcext:value="0" calcext:type="number" calcext:color="#ffffff"/>
              <calcext:color-scale-entry calcext:value="10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2:39:21.758379601</meta:creation-date>
    <dc:date>2021-11-27T13:13:13.580139167</dc:date>
    <meta:editing-duration>PT14M22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